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rsid="0004292c" officeooo:paragraph-rsid="0004292c"/>
    </style:style>
    <style:style style:name="P3" style:family="paragraph" style:parent-style-name="Standard">
      <style:text-properties style:font-name="Times New Roman" officeooo:paragraph-rsid="0004292c"/>
    </style:style>
    <style:style style:name="P4" style:family="paragraph" style:parent-style-name="Standard">
      <style:text-properties style:font-name="Times New Roman" fo:font-weight="bold" officeooo:paragraph-rsid="0004292c" style:font-weight-asian="bold" style:font-weight-complex="bold"/>
    </style:style>
    <style:style style:name="P5" style:family="paragraph" style:parent-style-name="Heading_20_2">
      <style:text-properties style:font-name="Times New Roman"/>
    </style:style>
    <style:style style:name="P6" style:family="paragraph" style:parent-style-name="Standard">
      <style:text-properties style:font-name="Times New Roman" officeooo:paragraph-rsid="00059742"/>
    </style:style>
    <style:style style:name="P7" style:family="paragraph" style:parent-style-name="Text_20_body" style:list-style-name="L1">
      <style:text-properties style:font-name="Times New Roman"/>
    </style:style>
    <style:style style:name="P8" style:family="paragraph" style:parent-style-name="Text_20_body" style:list-style-name="L1">
      <style:paragraph-properties fo:margin-top="0in" fo:margin-bottom="0in" loext:contextual-spacing="false"/>
      <style:text-properties style:font-name="Times New Roman"/>
    </style:style>
    <style:style style:name="T1" style:family="text">
      <style:text-properties officeooo:rsid="0004292c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Zespół: <text:span text:style-name="T2">Houston</text:span></text:h>
      <text:list xml:id="list2482193468" text:style-name="L1">
        <text:list-item>
          <text:p text:style-name="P8">Maciej Kijko - 178081 </text:p>
        </text:list-item>
        <text:list-item>
          <text:p text:style-name="P8">Michał Konieczny - 160408 </text:p>
        </text:list-item>
        <text:list-item>
          <text:p text:style-name="P7">Paweł Prokop - 165090 </text:p>
        </text:list-item>
      </text:list>
      <text:h text:style-name="P5" text:outline-level="2">Link do wdrożonej aplikacji:</text:h>
      <text:p text:style-name="P2"><text:tab/><text:a xlink:type="simple" xlink:href="https://fed-app.azurewebsites.net/" text:style-name="Internet_20_link" text:visited-style-name="Visited_20_Internet_20_Link">https://fed-app.azurewebsites.net/</text:a></text:p>
      <text:p text:style-name="P1"/>
      <text:h text:style-name="P5" text:outline-level="2">Kod źródłowy:</text:h>
      <text:p text:style-name="P6"><text:span text:style-name="T3">Frontend</text:span>: </text:p>
      <text:p text:style-name="P6"><text:tab/><text:a xlink:type="simple" xlink:href="https://github.com/kijko/fed/tree/master/frontend-app/fed-ui" text:style-name="Internet_20_link" text:visited-style-name="Visited_20_Internet_20_Link">https://github.com/kijko/fed/tree/master/frontend-app/fed-ui</text:a></text:p>
      <text:p text:style-name="P6"><text:span text:style-name="T3">Backend</text:span>: </text:p>
      <text:p text:style-name="P6"><text:span text:style-name="T1"><text:tab/></text:span><text:a xlink:type="simple" xlink:href="https://github.com/kijko/fed/tree/master/backend-app" text:style-name="Internet_20_link" text:visited-style-name="Visited_20_Internet_20_Link"><text:span text:style-name="T1">https</text:span></text:a><text:a xlink:type="simple" xlink:href="https://github.com/kijko/fed/tree/master/backend-app" text:style-name="Internet_20_link" text:visited-style-name="Visited_20_Internet_20_Link">://github.com/kijko/fed/tree/master/backend-app</text:a></text:p>
      <text:p text:style-name="P1"><text:s text:c="2"/></text:p>
      <text:h text:style-name="P5" text:outline-level="2">Dokumentacja:</text:h>
      <text:p text:style-name="P3"><text:span text:style-name="T3">Wymagania</text:span>: </text:p>
      <text:p text:style-name="P3"><text:tab/><text:a xlink:type="simple" xlink:href="https://github.com/kijko/fed/wiki/Wymagania" text:style-name="Internet_20_link" text:visited-style-name="Visited_20_Internet_20_Link">https://github.com/kijko/fed/wiki/Wymagania</text:a></text:p>
      <text:p text:style-name="P3"><text:span text:style-name="T3">Projekt</text:span> <text:span text:style-name="T3">i</text:span> <text:span text:style-name="T3">architektura</text:span>: </text:p>
      <text:p text:style-name="P3"><text:tab/><text:a xlink:type="simple" xlink:href="https://github.com/kijko/fed/wiki/Projekt-i-architektura" text:style-name="Internet_20_link" text:visited-style-name="Visited_20_Internet_20_Link">https://github.com/kijko/fed/wiki/Projekt-i-architektura</text:a></text:p>
      <text:p text:style-name="P4">Raport bezpieczeństwa: </text:p>
      <text:p text:style-name="P3"><text:tab/><text:a xlink:type="simple" xlink:href="https://github.com/kijko/fed/wiki/Raport-bezpieczenstwa" text:style-name="Internet_20_link" text:visited-style-name="Visited_20_Internet_20_Link">https://github.com/kijko/fed/wiki/Raport-bezpieczenstwa</text:a></text:p>
      <text:p text:style-name="P4">API: </text:p>
      <text:p text:style-name="P3"><text:tab/><text:a xlink:type="simple" xlink:href="https://kijko.github.io/fed" text:style-name="Internet_20_link" text:visited-style-name="Visited_20_Internet_20_Link">https://kijko.github.io/fe</text:a><text:a xlink:type="simple" xlink:href="https://kijko.github.io/fed" text:style-name="Internet_20_link" text:visited-style-name="Visited_20_Internet_20_Link"><text:span text:style-name="T1">d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1T01:41:45.498013901</meta:creation-date>
    <dc:date>2024-02-01T01:50:13.214986497</dc:date>
    <meta:editing-duration>PT7M4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40" meta:character-count="560" meta:non-whitespace-character-count="525"/>
  </office:meta>
</office:document-meta>
</file>